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width="0.081cm" draw:marker-start-width="0.321cm" draw:marker-end-width="0.321cm" draw:fill="solid" draw:fill-color="#000000"/>
    </style:style>
    <style:style style:name="gr2" style:family="graphic" style:parent-style-name="objectwithoutfill">
      <style:graphic-properties draw:stroke="dash" draw:stroke-dash="Dashed_20__28_var_29_" svg:stroke-width="0.081cm" svg:stroke-color="#655d5d" draw:marker-start-width="0.321cm" draw:marker-end-width="0.321cm" svg:stroke-opacity="50%" draw:fill="none" draw:textarea-horizontal-align="center" draw:textarea-vertical-align="middle" fo:padding-top="0.04cm" fo:padding-bottom="0.04cm" fo:padding-left="0.04cm" fo:padding-right="0.04cm"/>
    </style:style>
    <style:style style:name="gr3" style:family="graphic" style:parent-style-name="standard">
      <style:graphic-properties draw:stroke="solid" svg:stroke-width="0.081cm" svg:stroke-color="#000000" draw:marker-start-width="0.269cm" draw:marker-end-width="0.269cm" draw:stroke-linejoin="round" svg:stroke-linecap="butt" draw:fill="solid" draw:fill-color="#ffffff" fo:padding-top="0.04cm" fo:padding-bottom="0.04cm" fo:padding-left="0.04cm" fo:padding-right="0.04cm"/>
    </style:style>
    <style:style style:name="gr4" style:family="graphic" style:parent-style-name="standard">
      <style:graphic-properties draw:stroke="none" svg:stroke-width="0.081cm" draw:marker-start-width="0.321cm" draw:marker-end-width="0.321cm" draw:fill="solid" draw:fill-color="#ffffff"/>
    </style:style>
    <style:style style:name="gr5" style:family="graphic" style:parent-style-name="standard">
      <style:graphic-properties draw:stroke="solid" svg:stroke-width="0.081cm" svg:stroke-color="#000000" draw:marker-start-width="0.269cm" draw:marker-end-width="0.269cm" draw:stroke-linejoin="round" svg:stroke-linecap="butt" draw:fill="none" fo:padding-top="0.04cm" fo:padding-bottom="0.04cm" fo:padding-left="0.04cm" fo:padding-right="0.04cm"/>
    </style:style>
    <style:style style:name="gr6" style:family="graphic" style:parent-style-name="standard">
      <style:graphic-properties draw:stroke="solid" svg:stroke-width="0.081cm" svg:stroke-color="#000000" draw:marker-start-width="0.279cm" draw:marker-end-width="0.279cm" draw:stroke-linejoin="round" svg:stroke-linecap="butt" draw:fill="none" fo:padding-top="0.04cm" fo:padding-bottom="0.04cm" fo:padding-left="0.04cm" fo:padding-right="0.04cm"/>
    </style:style>
    <style:style style:name="gr7"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0.847cm" fo:padding-top="0cm" fo:padding-bottom="0cm" fo:padding-left="0cm" fo:padding-right="0cm"/>
    </style:style>
    <style:style style:name="gr8"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0.845cm" fo:padding-top="0cm" fo:padding-bottom="0cm" fo:padding-left="0cm" fo:padding-right="0cm"/>
    </style:style>
    <style:style style:name="gr9"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559cm" fo:padding-top="0cm" fo:padding-bottom="0cm" fo:padding-left="0cm" fo:padding-right="0cm"/>
    </style:style>
    <style:style style:name="gr10"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775cm" fo:min-width="9.017cm" fo:padding-top="0cm" fo:padding-bottom="0cm" fo:padding-left="0cm" fo:padding-right="0cm"/>
    </style:style>
    <style:style style:name="gr11"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239cm" fo:min-width="1.557cm" fo:padding-top="0cm" fo:padding-bottom="0cm" fo:padding-left="0cm" fo:padding-right="0cm"/>
    </style:style>
    <style:style style:name="gr12" style:family="graphic" style:parent-style-name="standard">
      <style:graphic-properties draw:stroke="solid" svg:stroke-width="0.081cm" svg:stroke-color="#000000" draw:marker-start-width="0.243cm" draw:marker-end-width="0.243cm" draw:stroke-linejoin="round" svg:stroke-linecap="square" draw:fill="none" fo:padding-top="0.04cm" fo:padding-bottom="0.04cm" fo:padding-left="0.04cm" fo:padding-right="0.04cm"/>
    </style:style>
    <style:style style:name="gr13" style:family="graphic" style:parent-style-name="standard">
      <style:graphic-properties draw:stroke="solid" svg:stroke-width="0.081cm" svg:stroke-color="#000000" draw:marker-start-width="0.279cm" draw:marker-end="Small_20_Arrow" draw:marker-end-width="0.279cm" draw:stroke-linejoin="miter" svg:stroke-linecap="square" draw:fill="none" fo:padding-top="0.04cm" fo:padding-bottom="0.04cm" fo:padding-left="0.04cm" fo:padding-right="0.04cm"/>
    </style:style>
    <style:style style:name="gr14"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881cm" fo:padding-top="0cm" fo:padding-bottom="0cm" fo:padding-left="0cm" fo:padding-right="0cm"/>
    </style:style>
    <style:style style:name="gr15"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883cm" fo:padding-top="0cm" fo:padding-bottom="0cm" fo:padding-left="0cm" fo:padding-right="0cm"/>
    </style:style>
    <style:style style:name="gr16"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88cm" fo:padding-top="0cm" fo:padding-bottom="0cm" fo:padding-left="0cm" fo:padding-right="0cm"/>
    </style:style>
    <style:style style:name="gr17"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879cm" fo:padding-top="0cm" fo:padding-bottom="0cm" fo:padding-left="0cm" fo:padding-right="0cm"/>
    </style:style>
    <style:style style:name="gr18"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0.685cm" fo:min-width="0.748cm" fo:padding-top="0cm" fo:padding-bottom="0cm" fo:padding-left="0cm" fo:padding-right="0cm"/>
    </style:style>
    <style:style style:name="gr19"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0.929cm" fo:min-width="0.748cm" fo:padding-top="0cm" fo:padding-bottom="0cm" fo:padding-left="0cm" fo:padding-right="0cm"/>
    </style:style>
    <style:style style:name="gr20"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0.748cm" fo:padding-top="0cm" fo:padding-bottom="0cm" fo:padding-left="0cm" fo:padding-right="0cm"/>
    </style:style>
    <style:style style:name="gr21"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61cm" fo:min-width="1.496cm" fo:padding-top="0cm" fo:padding-bottom="0cm" fo:padding-left="0cm" fo:padding-right="0cm"/>
    </style:style>
    <style:style style:name="gr22" style:family="graphic" style:parent-style-name="standard">
      <style:graphic-properties draw:stroke="none" svg:stroke-color="#000000" draw:fill="none" draw:fill-color="#ffffff" fo:min-height="1.391cm"/>
    </style:style>
    <style:style style:name="gr23"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24cm" fo:min-width="2.646cm" fo:padding-top="0cm" fo:padding-bottom="0cm" fo:padding-left="0cm" fo:padding-right="0cm"/>
    </style:style>
    <style:style style:name="gr24" style:family="graphic" style:parent-style-name="standard">
      <style:graphic-properties draw:stroke="none" svg:stroke-width="0.081cm" draw:marker-start-width="0.321cm" draw:marker-end-width="0.321cm" draw:fill="none" draw:textarea-horizontal-align="left" draw:textarea-vertical-align="top" draw:auto-grow-height="true" draw:auto-grow-width="true" fo:min-height="1.443cm" fo:min-width="1.496cm" fo:padding-top="0cm" fo:padding-bottom="0cm" fo:padding-left="0cm" fo:padding-right="0cm"/>
    </style:style>
    <style:style style:name="gr25" style:family="graphic" style:parent-style-name="standard">
      <style:graphic-properties draw:stroke="none" svg:stroke-color="#000000" draw:fill="none" draw:fill-color="#ffffff" fo:min-height="6.477cm"/>
    </style:style>
    <style:style style:name="P1" style:family="paragraph">
      <loext:graphic-properties draw:fill="solid" draw:fill-color="#000000"/>
    </style:style>
    <style:style style:name="P2" style:family="paragraph">
      <loext:graphic-properties draw:fill="none"/>
      <style:paragraph-properties fo:text-align="center"/>
    </style:style>
    <style:style style:name="P3" style:family="paragraph">
      <loext:graphic-properties draw:fill="solid" draw:fill-color="#ffffff"/>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paragraph-properties fo:text-align="start" style:writing-mode="lr-tb"/>
      <style:text-properties fo:font-size="30pt" style:font-size-asian="10pt" style:font-size-complex="10pt"/>
    </style:style>
    <style:style style:name="P7" style:family="paragraph">
      <style:paragraph-properties fo:text-align="start" style:writing-mode="lr-tb"/>
      <style:text-properties style:font-name="Liberation Serif"/>
    </style:style>
    <style:style style:name="P8" style:family="paragraph">
      <loext:graphic-properties draw:fill="none"/>
      <style:paragraph-properties fo:text-align="start" style:writing-mode="lr-tb"/>
      <style:text-properties style:font-name="Liberation Serif" fo:font-size="30pt" style:font-size-asian="30pt" style:font-size-complex="30pt"/>
    </style:style>
    <style:style style:name="P9" style:family="paragraph">
      <style:text-properties fo:font-size="30pt" style:font-size-asian="30pt" style:font-size-complex="30pt"/>
    </style:style>
    <style:style style:name="P10" style:family="paragraph">
      <loext:graphic-properties draw:fill="none" draw:fill-color="#ffffff"/>
      <style:text-properties fo:font-size="30pt" style:font-size-asian="30pt" style:font-size-complex="30pt"/>
    </style:style>
    <style:style style:name="P11" style:family="paragraph">
      <loext:graphic-properties draw:fill="none"/>
      <style:paragraph-properties fo:text-align="start" style:writing-mode="lr-tb"/>
      <style:text-properties fo:font-size="30pt" style:font-size-asian="30pt" style:font-size-complex="30pt"/>
    </style:style>
    <style:style style:name="P12" style:family="paragraph">
      <loext:graphic-properties draw:fill="none" draw:fill-color="#ffffff"/>
    </style:style>
    <style:style style:name="T1" style:family="text">
      <style:text-properties fo:color="#000000" style:font-name="DejaVuSans" fo:font-size="30pt" style:font-size-asian="10pt" style:font-name-complex="DejaVuSans" style:font-size-complex="10pt"/>
    </style:style>
    <style:style style:name="T2" style:family="text">
      <style:text-properties fo:color="#000000" style:font-name="Liberation Serif" fo:font-size="30pt" style:font-size-asian="30pt" style:font-name-complex="DejaVuSans" style:font-size-complex="30pt"/>
    </style:style>
    <style:style style:name="T3" style:family="text">
      <style:text-properties fo:font-size="30pt" style:font-size-asian="30pt" style:font-size-complex="30pt"/>
    </style:style>
    <style:style style:name="T4" style:family="text">
      <style:text-properties fo:color="#000000" style:font-name="DejaVuSans" fo:font-size="30pt" style:font-size-asian="30pt" style:font-name-complex="DejaVuSans" style:font-size-complex="30pt"/>
    </style:style>
    <style:style style:name="T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cm" svg:height="0.138cm" svg:x="1.869cm" svg:y="3.495cm" svg:viewBox="0 0 0 139" draw:points="0,0 0,139">
          <text:p/>
        </draw:polygon>
        <draw:line draw:style-name="gr2" draw:text-style-name="P2" draw:layer="layout" svg:x1="13.334cm" svg:y1="8.636cm" svg:x2="3.882cm" svg:y2="12.192cm">
          <text:p/>
        </draw:line>
        <draw:path draw:style-name="gr3" draw:text-style-name="P3" draw:layer="layout" svg:width="0.364cm" svg:height="0.407cm" svg:x="16.676cm" svg:y="12.092cm" svg:viewBox="0 0 365 408" svg:d="M181 408c50 0 96-21 131-60 33-37 53-90 53-143 0-55-20-106-53-145-35-38-81-60-131-60-47 0-93 22-126 60-36 39-55 90-55 145 0 53 19 106 55 143 33 39 79 60 126 60z">
          <text:p/>
        </draw:path>
        <draw:path draw:style-name="gr3" draw:text-style-name="P3" draw:layer="layout" svg:width="0.363cm" svg:height="0.407cm" svg:x="17.583cm" svg:y="11.912cm" svg:viewBox="0 0 364 408" svg:d="M181 408c50 0 95-21 130-60 34-37 53-90 53-143 0-55-19-108-53-145-35-39-80-60-130-60-47 0-94 21-128 60-34 37-53 90-53 145 0 53 19 106 53 143 34 39 81 60 128 60z">
          <text:p/>
        </draw:path>
        <draw:path draw:style-name="gr4" draw:text-style-name="P3" draw:layer="layout" svg:width="0.363cm" svg:height="0.409cm" svg:x="18.489cm" svg:y="11.63cm" svg:viewBox="0 0 364 410" svg:d="M181 410c49 0 95-23 130-62 34-37 53-90 53-143 0-54-19-106-53-145-35-39-81-60-130-60-48 0-94 21-128 60s-53 91-53 145c0 53 19 106 53 143 34 39 80 62 128 62z">
          <text:p/>
        </draw:path>
        <draw:path draw:style-name="gr5" draw:text-style-name="P4" draw:layer="layout" svg:width="0.363cm" svg:height="0.409cm" svg:x="18.489cm" svg:y="11.63cm" svg:viewBox="0 0 364 410" svg:d="M181 410c49 0 95-23 130-62 34-37 53-90 53-143 0-54-19-106-53-145-35-39-81-60-130-60-48 0-94 21-128 60s-53 91-53 145c0 53 19 106 53 143 34 39 80 62 128 62z">
          <text:p/>
        </draw:path>
        <draw:path draw:style-name="gr3" draw:text-style-name="P3" draw:layer="layout" svg:width="0.363cm" svg:height="0.407cm" svg:x="19.395cm" svg:y="11.133cm" svg:viewBox="0 0 364 408" svg:d="M183 408c48 0 93-21 128-60 34-37 53-90 53-143 0-55-19-108-53-145-35-39-80-60-128-60-49 0-96 21-130 60-34 37-53 90-53 145 0 53 19 106 53 143 34 39 81 60 130 60z">
          <text:p/>
        </draw:path>
        <draw:path draw:style-name="gr3" draw:text-style-name="P3" draw:layer="layout" svg:width="0.364cm" svg:height="0.407cm" svg:x="20.301cm" svg:y="10.78cm" svg:viewBox="0 0 365 408" svg:d="M181 408c49 0 95-21 130-60 34-37 54-90 54-144s-20-107-54-144c-35-39-81-60-130-60-47 0-94 21-128 60-34 37-53 90-53 144s19 107 53 144c34 39 81 60 128 60z">
          <text:p/>
        </draw:path>
        <draw:path draw:style-name="gr3" draw:text-style-name="P3" draw:layer="layout" svg:width="0.364cm" svg:height="0.407cm" svg:x="21.207cm" svg:y="10.266cm" svg:viewBox="0 0 365 408" svg:d="M183 408c48 0 94-21 129-60 33-37 53-90 53-144s-20-107-53-144c-35-39-81-60-129-60s-95 21-128 60c-36 37-55 90-55 144s19 107 55 144c33 39 80 60 128 60z">
          <text:p/>
        </draw:path>
        <draw:path draw:style-name="gr3" draw:text-style-name="P3" draw:layer="layout" svg:width="0.363cm" svg:height="0.409cm" svg:x="22.114cm" svg:y="9.746cm" svg:viewBox="0 0 364 410" svg:d="M181 410c49 0 95-23 130-60 34-40 53-93 53-146 0-54-19-105-53-144-35-39-81-60-130-60-48 0-94 21-128 60s-53 90-53 144c0 53 19 106 53 146 34 37 80 60 128 60z">
          <text:p/>
        </draw:path>
        <draw:path draw:style-name="gr3" draw:text-style-name="P3" draw:layer="layout" svg:width="0.363cm" svg:height="0.409cm" svg:x="23.019cm" svg:y="9.067cm" svg:viewBox="0 0 364 410" svg:d="M181 410c50 0 95-23 130-62 34-37 53-90 53-143 0-55-19-108-53-145-35-39-80-60-130-60-47 0-94 21-128 60-34 37-53 90-53 145 0 53 19 106 53 143 34 39 81 62 128 62z">
          <text:p/>
        </draw:path>
        <draw:path draw:style-name="gr3" draw:text-style-name="P3" draw:layer="layout" svg:width="0.363cm" svg:height="0.409cm" svg:x="23.925cm" svg:y="8.216cm" svg:viewBox="0 0 364 410" svg:d="M181 410c49 0 95-23 130-60 34-39 53-92 53-146s-19-105-53-144c-35-39-81-60-130-60-48 0-94 21-128 60s-53 90-53 144 19 107 53 146c34 37 80 60 128 60z">
          <text:p/>
        </draw:path>
        <draw:path draw:style-name="gr3" draw:text-style-name="P3" draw:layer="layout" svg:width="0.364cm" svg:height="0.407cm" svg:x="24.831cm" svg:y="7.135cm" svg:viewBox="0 0 365 408" svg:d="M183 408c48 0 93-21 128-60 34-37 54-90 54-144s-20-105-54-144c-35-39-80-60-128-60s-96 21-130 60-53 90-53 144 19 107 53 144c34 39 82 60 130 60z">
          <text:p/>
        </draw:path>
        <draw:path draw:style-name="gr3" draw:text-style-name="P3" draw:layer="layout" svg:width="0.364cm" svg:height="0.407cm" svg:x="25.737cm" svg:y="5.674cm" svg:viewBox="0 0 365 408" svg:d="M181 408c49 0 95-21 131-60 33-38 53-91 53-144 0-54-20-107-53-144-36-39-82-60-131-60-47 0-93 21-128 60-34 37-53 90-53 144 0 53 19 106 53 144 35 39 81 60 128 60z">
          <text:p/>
        </draw:path>
        <draw:path draw:style-name="gr3" draw:text-style-name="P3" draw:layer="layout" svg:width="0.363cm" svg:height="0.409cm" svg:x="26.644cm" svg:y="3.783cm" svg:viewBox="0 0 364 410" svg:d="M181 410c50 0 95-23 130-60 34-39 53-92 53-145 0-55-19-106-53-145-35-39-80-60-130-60-47 0-94 21-128 60s-53 90-53 145c0 53 19 106 53 145 34 37 81 60 128 60z">
          <text:p/>
        </draw:path>
        <draw:polygon draw:style-name="gr1" draw:text-style-name="P1" draw:layer="layout" svg:width="0cm" svg:height="0.139cm" svg:x="16.858cm" svg:y="12.89cm" svg:viewBox="0 0 0 140" draw:points="0,0 0,140">
          <text:p/>
        </draw:polygon>
        <draw:line draw:style-name="gr6" draw:text-style-name="P4" draw:layer="layout" svg:x1="16.858cm" svg:y1="12.89cm" svg:x2="16.858cm" svg:y2="13.03cm">
          <text:p/>
        </draw:line>
        <draw:polygon draw:style-name="gr1" draw:text-style-name="P1" draw:layer="layout" svg:width="0cm" svg:height="0.139cm" svg:x="18.67cm" svg:y="12.89cm" svg:viewBox="0 0 0 140" draw:points="0,0 0,140">
          <text:p/>
        </draw:polygon>
        <draw:line draw:style-name="gr6" draw:text-style-name="P4" draw:layer="layout" svg:x1="18.67cm" svg:y1="12.89cm" svg:x2="18.67cm" svg:y2="13.03cm">
          <text:p/>
        </draw:line>
        <draw:frame draw:style-name="gr7" draw:text-style-name="P6" draw:layer="layout" svg:width="0.847cm" svg:height="1.461cm" svg:x="16.506cm" svg:y="13.024cm">
          <draw:text-box>
            <text:p text:style-name="P5"><text:span text:style-name="T1">0</text:span></text:p>
          </draw:text-box>
        </draw:frame>
        <draw:polygon draw:style-name="gr1" draw:text-style-name="P1" draw:layer="layout" svg:width="0cm" svg:height="0.139cm" svg:x="20.482cm" svg:y="12.89cm" svg:viewBox="0 0 0 140" draw:points="0,0 0,140">
          <text:p/>
        </draw:polygon>
        <draw:line draw:style-name="gr6" draw:text-style-name="P4" draw:layer="layout" svg:x1="20.482cm" svg:y1="12.89cm" svg:x2="20.482cm" svg:y2="13.03cm">
          <text:p/>
        </draw:line>
        <draw:frame draw:style-name="gr7" draw:text-style-name="P6" draw:layer="layout" svg:width="0.847cm" svg:height="1.461cm" svg:x="18.355cm" svg:y="13.024cm">
          <draw:text-box>
            <text:p text:style-name="P5"><text:span text:style-name="T1">2</text:span></text:p>
          </draw:text-box>
        </draw:frame>
        <draw:polygon draw:style-name="gr1" draw:text-style-name="P1" draw:layer="layout" svg:width="0cm" svg:height="0.139cm" svg:x="22.294cm" svg:y="12.89cm" svg:viewBox="0 0 0 140" draw:points="0,0 0,140">
          <text:p/>
        </draw:polygon>
        <draw:line draw:style-name="gr6" draw:text-style-name="P4" draw:layer="layout" svg:x1="22.294cm" svg:y1="12.89cm" svg:x2="22.294cm" svg:y2="13.03cm">
          <text:p/>
        </draw:line>
        <draw:polygon draw:style-name="gr1" draw:text-style-name="P1" draw:layer="layout" svg:width="0cm" svg:height="0.139cm" svg:x="24.107cm" svg:y="12.89cm" svg:viewBox="0 0 0 140" draw:points="0,0 0,140">
          <text:p/>
        </draw:polygon>
        <draw:line draw:style-name="gr6" draw:text-style-name="P4" draw:layer="layout" svg:x1="24.107cm" svg:y1="12.89cm" svg:x2="24.107cm" svg:y2="13.03cm">
          <text:p/>
        </draw:line>
        <draw:frame draw:style-name="gr8" draw:text-style-name="P6" draw:layer="layout" svg:width="0.845cm" svg:height="1.461cm" svg:x="21.95cm" svg:y="13.024cm">
          <draw:text-box>
            <text:p text:style-name="P5"><text:span text:style-name="T1">6</text:span></text:p>
          </draw:text-box>
        </draw:frame>
        <draw:polygon draw:style-name="gr1" draw:text-style-name="P1" draw:layer="layout" svg:width="0cm" svg:height="0.139cm" svg:x="25.918cm" svg:y="12.89cm" svg:viewBox="0 0 0 140" draw:points="0,0 0,140">
          <text:p/>
        </draw:polygon>
        <draw:line draw:style-name="gr6" draw:text-style-name="P4" draw:layer="layout" svg:x1="25.918cm" svg:y1="12.89cm" svg:x2="25.918cm" svg:y2="13.03cm">
          <text:p/>
        </draw:line>
        <draw:frame draw:style-name="gr9" draw:text-style-name="P6" draw:layer="layout" svg:width="1.559cm" svg:height="1.461cm" svg:x="25.216cm" svg:y="13.024cm">
          <draw:text-box>
            <text:p text:style-name="P5"><text:span text:style-name="T1">1</text:span><text:span text:style-name="T1">0</text:span></text:p>
          </draw:text-box>
        </draw:frame>
        <draw:polygon draw:style-name="gr1" draw:text-style-name="P1" draw:layer="layout" svg:width="0.107cm" svg:height="0cm" svg:x="16.252cm" svg:y="12.295cm" svg:viewBox="0 0 108 0" draw:points="108,0 0,0">
          <text:p/>
        </draw:polygon>
        <draw:line draw:style-name="gr6" draw:text-style-name="P4" draw:layer="layout" svg:x1="16.36cm" svg:y1="12.295cm" svg:x2="16.252cm" svg:y2="12.295cm">
          <text:p/>
        </draw:line>
        <draw:frame draw:style-name="gr10" draw:text-style-name="P8" draw:layer="layout" svg:width="9.017cm" svg:height="1.775cm" svg:x="17.71cm" svg:y="14.114cm">
          <draw:text-box>
            <text:p text:style-name="P7"><text:span text:style-name="T2">D</text:span><text:span text:style-name="T2">i</text:span><text:span text:style-name="T2">s</text:span><text:span text:style-name="T2">t</text:span><text:span text:style-name="T2">a</text:span><text:span text:style-name="T2">n</text:span><text:span text:style-name="T2">c</text:span><text:span text:style-name="T2">e</text:span><text:span text:style-name="T2"> </text:span><text:span text:style-name="T2">z</text:span><text:span text:style-name="T2">(</text:span><text:span text:style-name="T2">m</text:span><text:span text:style-name="T2">m</text:span><text:span text:style-name="T2">)</text:span></text:p>
          </draw:text-box>
        </draw:frame>
        <draw:polygon draw:style-name="gr1" draw:text-style-name="P1" draw:layer="layout" svg:width="0.107cm" svg:height="0cm" svg:x="16.252cm" svg:y="10.615cm" svg:viewBox="0 0 108 0" draw:points="108,0 0,0">
          <text:p/>
        </draw:polygon>
        <draw:line draw:style-name="gr6" draw:text-style-name="P4" draw:layer="layout" svg:x1="16.36cm" svg:y1="10.615cm" svg:x2="16.252cm" svg:y2="10.615cm">
          <text:p/>
        </draw:line>
        <draw:polygon draw:style-name="gr1" draw:text-style-name="P1" draw:layer="layout" svg:width="0.107cm" svg:height="0cm" svg:x="16.252cm" svg:y="8.934cm" svg:viewBox="0 0 108 0" draw:points="108,0 0,0">
          <text:p/>
        </draw:polygon>
        <draw:line draw:style-name="gr6" draw:text-style-name="P4" draw:layer="layout" svg:x1="16.36cm" svg:y1="8.934cm" svg:x2="16.252cm" svg:y2="8.934cm">
          <text:p/>
        </draw:line>
        <draw:polygon draw:style-name="gr1" draw:text-style-name="P1" draw:layer="layout" svg:width="0.107cm" svg:height="0cm" svg:x="16.252cm" svg:y="7.254cm" svg:viewBox="0 0 108 0" draw:points="108,0 0,0">
          <text:p/>
        </draw:polygon>
        <draw:line draw:style-name="gr6" draw:text-style-name="P4" draw:layer="layout" svg:x1="16.36cm" svg:y1="7.254cm" svg:x2="16.252cm" svg:y2="7.254cm">
          <text:p/>
        </draw:line>
        <draw:polygon draw:style-name="gr1" draw:text-style-name="P1" draw:layer="layout" svg:width="0.107cm" svg:height="0cm" svg:x="16.252cm" svg:y="5.574cm" svg:viewBox="0 0 108 0" draw:points="108,0 0,0">
          <text:p/>
        </draw:polygon>
        <draw:line draw:style-name="gr6" draw:text-style-name="P4" draw:layer="layout" svg:x1="16.36cm" svg:y1="5.574cm" svg:x2="16.252cm" svg:y2="5.574cm">
          <text:p/>
        </draw:line>
        <draw:polygon draw:style-name="gr1" draw:text-style-name="P1" draw:layer="layout" svg:width="0.107cm" svg:height="0cm" svg:x="16.252cm" svg:y="3.894cm" svg:viewBox="0 0 108 0" draw:points="108,0 0,0">
          <text:p/>
        </draw:polygon>
        <draw:line draw:style-name="gr6" draw:text-style-name="P4" draw:layer="layout" svg:x1="16.36cm" svg:y1="3.894cm" svg:x2="16.252cm" svg:y2="3.894cm">
          <text:p/>
        </draw:line>
        <draw:frame draw:style-name="gr11" draw:text-style-name="P6" draw:layer="layout" svg:width="1.557cm" svg:height="1.239cm" svg:x="14.847cm" svg:y="3.532cm">
          <draw:text-box>
            <text:p text:style-name="P5"><text:span text:style-name="T1">1</text:span><text:span text:style-name="T1">0</text:span></text:p>
          </draw:text-box>
        </draw:frame>
        <draw:polyline draw:style-name="gr12" draw:text-style-name="P4" draw:layer="layout" svg:width="9.967cm" svg:height="8.33cm" svg:x="16.858cm" svg:y="3.977cm" svg:viewBox="0 0 9968 8331" draw:points="0,8331 101,8316 202,8299 302,8279 403,8259 504,8235 603,8210 705,8184 806,8156 906,8127 1007,8098 1107,8066 1208,8033 1309,7999 1410,7964 1509,7928 1611,7890 1712,7852 1813,7813 1912,7773 2013,7732 2115,7690 2215,7649 2316,7606 2416,7562 2517,7518 2618,7473 2720,7427 2819,7382 2920,7335 3021,7288 3122,7240 3223,7191 3323,7142 3424,7092 3525,7042 3626,6992 3726,6941 3826,6889 3927,6838 4029,6784 4128,6730 4229,6675 4330,6619 4431,6564 4531,6507 4632,6449 4732,6391 4834,6332 4935,6271 5035,6210 5135,6146 5236,6082 5338,6019 5437,5952 5538,5884 5639,5815 5740,5745 5840,5673 5941,5599 6041,5523 6142,5447 6244,5367 6343,5286 6444,5202 6545,5117 6645,5030 6746,4940 6847,4847 6948,4751 7049,4654 7149,4553 7250,4449 7350,4343 7451,4232 7552,4119 7652,4002 7753,3881 7854,3757 7954,3629 8055,3496 8156,3360 8257,3219 8356,3074 8458,2924 8559,2770 8659,2610 8759,2445 8860,2274 8961,2099 9062,1917 9163,1729 9263,1537 9364,1337 9465,1133 9565,919 9665,699 9766,474 9868,241 9968,0">
          <text:p/>
        </draw:polyline>
        <draw:line draw:style-name="gr13" draw:text-style-name="P4" draw:layer="layout" svg:x1="16.394cm" svg:y1="12.847cm" svg:x2="16.338cm" svg:y2="0.508cm">
          <text:p/>
        </draw:line>
        <draw:line draw:style-name="gr13" draw:text-style-name="P4" draw:layer="layout" svg:x1="16.393cm" svg:y1="12.89cm" svg:x2="27.768cm" svg:y2="12.89cm">
          <text:p/>
        </draw:line>
        <draw:path draw:style-name="gr3" draw:text-style-name="P3" draw:layer="layout" svg:width="0.167cm" svg:height="0.249cm" svg:x="3.551cm" svg:y="12.154cm" svg:viewBox="0 0 168 250" svg:d="M84 250c22 0 44-14 59-36 16-26 25-57 25-90s-9-64-25-88c-15-23-37-36-59-36s-43 13-60 36c-16 24-24 55-24 88s8 64 24 90c17 22 38 36 60 36z">
          <text:p/>
        </draw:path>
        <draw:path draw:style-name="gr3" draw:text-style-name="P3" draw:layer="layout" svg:width="0.167cm" svg:height="0.249cm" svg:x="3.642cm" svg:y="11.975cm" svg:viewBox="0 0 168 250" svg:d="M84 250c22 0 44-14 59-36 15-24 25-55 25-90 0-33-10-64-25-88-15-22-37-36-59-36s-44 14-60 36c-16 24-24 55-24 88 0 35 8 66 24 90 16 22 38 36 60 36z">
          <text:p/>
        </draw:path>
        <draw:path draw:style-name="gr3" draw:text-style-name="P3" draw:layer="layout" svg:width="0.167cm" svg:height="0.249cm" svg:x="4.434cm" svg:y="11.697cm" svg:viewBox="0 0 168 250" svg:d="M84 250c22 0 43-14 58-36 17-24 26-55 26-90 0-33-9-64-26-88-15-22-36-36-58-36s-44 14-60 36c-15 24-24 55-24 88 0 35 9 66 24 90 16 22 38 36 60 36z">
          <text:p/>
        </draw:path>
        <draw:path draw:style-name="gr3" draw:text-style-name="P3" draw:layer="layout" svg:width="0.167cm" svg:height="0.247cm" svg:x="5.833cm" svg:y="11.207cm" svg:viewBox="0 0 168 248" svg:d="M84 248c22 0 44-12 59-36s25-53 25-88c0-34-10-64-25-88-15-23-37-36-59-36s-44 13-60 36c-16 24-24 54-24 88 0 35 8 64 24 88s38 36 60 36z">
          <text:p/>
        </draw:path>
        <draw:path draw:style-name="gr3" draw:text-style-name="P3" draw:layer="layout" svg:width="0.167cm" svg:height="0.249cm" svg:x="6.849cm" svg:y="10.858cm" svg:viewBox="0 0 168 250" svg:d="M84 250c22 0 44-14 59-36 16-24 25-55 25-88s-9-65-25-88c-15-24-37-38-59-38s-44 14-60 38c-15 23-24 55-24 88s9 64 24 88c16 22 38 36 60 36z">
          <text:p/>
        </draw:path>
        <draw:path draw:style-name="gr3" draw:text-style-name="P3" draw:layer="layout" svg:width="0.167cm" svg:height="0.247cm" svg:x="8.168cm" svg:y="10.35cm" svg:viewBox="0 0 168 248" svg:d="M84 248c22 0 44-12 59-36 16-24 25-55 25-88s-9-64-25-86c-15-25-37-38-59-38s-44 13-60 38c-16 22-24 53-24 86s8 64 24 88 38 36 60 36z">
          <text:p/>
        </draw:path>
        <draw:path draw:style-name="gr3" draw:text-style-name="P3" draw:layer="layout" svg:width="0.167cm" svg:height="0.249cm" svg:x="9.067cm" svg:y="9.836cm" svg:viewBox="0 0 168 250" svg:d="M84 250c22 0 43-14 58-36 17-24 26-55 26-88s-9-65-26-90c-15-22-36-36-58-36s-44 14-60 36c-15 25-24 57-24 90s9 64 24 88c16 22 38 36 60 36z">
          <text:p/>
        </draw:path>
        <draw:path draw:style-name="gr3" draw:text-style-name="P3" draw:layer="layout" svg:width="0.167cm" svg:height="0.247cm" svg:x="9.771cm" svg:y="9.167cm" svg:viewBox="0 0 168 248" svg:d="M84 248c22 0 44-12 59-38 16-23 25-55 25-88 0-32-9-64-25-86-15-23-37-36-59-36s-44 13-60 36c-15 22-24 54-24 86 0 33 9 65 24 88 16 26 38 38 60 38z">
          <text:p/>
        </draw:path>
        <draw:path draw:style-name="gr3" draw:text-style-name="P3" draw:layer="layout" svg:width="0.165cm" svg:height="0.249cm" svg:x="10.208cm" svg:y="8.326cm" svg:viewBox="0 0 166 250" svg:d="M84 250c22 0 44-14 58-36 16-24 24-55 24-88s-8-66-24-90c-14-23-36-36-58-36s-43 13-59 36c-16 24-25 57-25 90s9 64 25 88c16 22 37 36 59 36z">
          <text:p/>
        </draw:path>
        <draw:path draw:style-name="gr3" draw:text-style-name="P3" draw:layer="layout" svg:width="0.167cm" svg:height="0.249cm" svg:x="10.689cm" svg:y="7.258cm" svg:viewBox="0 0 168 250" svg:d="M84 250c22 0 44-14 59-36 15-24 25-55 25-90 0-33-10-64-25-88-15-23-37-36-59-36s-43 13-59 36c-17 24-25 55-25 88 0 35 8 66 25 90 16 22 37 36 59 36z">
          <text:p/>
        </draw:path>
        <draw:path draw:style-name="gr3" draw:text-style-name="P3" draw:layer="layout" svg:width="0.167cm" svg:height="0.249cm" svg:x="11.33cm" svg:y="5.815cm" svg:viewBox="0 0 168 250" svg:d="M84 250c22 0 44-14 59-36 16-24 25-55 25-88 0-35-9-66-25-90-15-23-37-36-59-36s-44 13-60 36c-16 24-24 55-24 90 0 33 8 64 24 88 16 22 38 36 60 36z">
          <text:p/>
        </draw:path>
        <draw:path draw:style-name="gr3" draw:text-style-name="P3" draw:layer="layout" svg:width="0.158cm" svg:height="0.198cm" svg:x="11.735cm" svg:y="3.948cm" svg:viewBox="0 0 159 199" svg:d="M79 199c22 0 41-9 57-28 15-19 23-44 23-71 0-26-8-51-23-70-16-17-35-30-57-30-21 0-41 13-56 30-15 19-23 44-23 70 0 27 8 52 23 71s35 28 56 28z">
          <text:p/>
        </draw:path>
        <draw:polygon draw:style-name="gr1" draw:text-style-name="P1" draw:layer="layout" svg:width="0cm" svg:height="0.145cm" svg:x="3.225cm" svg:y="12.884cm" svg:viewBox="0 0 0 146" draw:points="0,0 0,146">
          <text:p/>
        </draw:polygon>
        <draw:line draw:style-name="gr6" draw:text-style-name="P4" draw:layer="layout" svg:x1="3.225cm" svg:y1="12.884cm" svg:x2="3.225cm" svg:y2="13.03cm">
          <text:p/>
        </draw:line>
        <draw:polygon draw:style-name="gr1" draw:text-style-name="P1" draw:layer="layout" svg:width="0cm" svg:height="0.145cm" svg:x="5.024cm" svg:y="12.884cm" svg:viewBox="0 0 0 146" draw:points="0,0 0,146">
          <text:p/>
        </draw:polygon>
        <draw:line draw:style-name="gr6" draw:text-style-name="P4" draw:layer="layout" svg:x1="5.024cm" svg:y1="12.884cm" svg:x2="5.024cm" svg:y2="13.03cm">
          <text:p/>
        </draw:line>
        <draw:frame draw:style-name="gr14" draw:text-style-name="P6" draw:layer="layout" svg:width="1.881cm" svg:height="1.461cm" svg:x="3.05cm" svg:y="13.024cm">
          <draw:text-box>
            <text:p text:style-name="P5"><text:span text:style-name="T1">6</text:span><text:span text:style-name="T1">5</text:span></text:p>
          </draw:text-box>
        </draw:frame>
        <draw:polygon draw:style-name="gr1" draw:text-style-name="P1" draw:layer="layout" svg:width="0cm" svg:height="0.145cm" svg:x="6.822cm" svg:y="12.884cm" svg:viewBox="0 0 0 146" draw:points="0,0 0,146">
          <text:p/>
        </draw:polygon>
        <draw:line draw:style-name="gr6" draw:text-style-name="P4" draw:layer="layout" svg:x1="6.822cm" svg:y1="12.884cm" svg:x2="6.822cm" svg:y2="13.03cm">
          <text:p/>
        </draw:line>
        <draw:frame draw:style-name="gr15" draw:text-style-name="P6" draw:layer="layout" svg:width="1.883cm" svg:height="1.461cm" svg:x="4.848cm" svg:y="13.024cm">
          <draw:text-box>
            <text:p text:style-name="P5"><text:span text:style-name="T1">7</text:span><text:span text:style-name="T1">0</text:span></text:p>
          </draw:text-box>
        </draw:frame>
        <draw:polygon draw:style-name="gr1" draw:text-style-name="P1" draw:layer="layout" svg:width="0cm" svg:height="0.145cm" svg:x="8.621cm" svg:y="12.884cm" svg:viewBox="0 0 0 146" draw:points="0,0 0,146">
          <text:p/>
        </draw:polygon>
        <draw:line draw:style-name="gr6" draw:text-style-name="P4" draw:layer="layout" svg:x1="8.621cm" svg:y1="12.884cm" svg:x2="8.621cm" svg:y2="13.03cm">
          <text:p/>
        </draw:line>
        <draw:frame draw:style-name="gr16" draw:text-style-name="P6" draw:layer="layout" svg:width="1.88cm" svg:height="1.461cm" svg:x="6.648cm" svg:y="13.024cm">
          <draw:text-box>
            <text:p text:style-name="P5"><text:span text:style-name="T1">7</text:span><text:span text:style-name="T1">5</text:span></text:p>
          </draw:text-box>
        </draw:frame>
        <draw:polygon draw:style-name="gr1" draw:text-style-name="P1" draw:layer="layout" svg:width="0cm" svg:height="0.145cm" svg:x="10.42cm" svg:y="12.884cm" svg:viewBox="0 0 0 146" draw:points="0,0 0,146">
          <text:p/>
        </draw:polygon>
        <draw:line draw:style-name="gr6" draw:text-style-name="P4" draw:layer="layout" svg:x1="10.42cm" svg:y1="12.884cm" svg:x2="10.42cm" svg:y2="13.03cm">
          <text:p/>
        </draw:line>
        <draw:frame draw:style-name="gr14" draw:text-style-name="P6" draw:layer="layout" svg:width="1.881cm" svg:height="1.461cm" svg:x="8.446cm" svg:y="13.024cm">
          <draw:text-box>
            <text:p text:style-name="P5"><text:span text:style-name="T1">80</text:span></text:p>
          </draw:text-box>
        </draw:frame>
        <draw:polygon draw:style-name="gr1" draw:text-style-name="P1" draw:layer="layout" svg:width="0cm" svg:height="0.145cm" svg:x="12.218cm" svg:y="12.884cm" svg:viewBox="0 0 0 146" draw:points="0,0 0,146">
          <text:p/>
        </draw:polygon>
        <draw:line draw:style-name="gr6" draw:text-style-name="P4" draw:layer="layout" svg:x1="12.218cm" svg:y1="12.884cm" svg:x2="12.218cm" svg:y2="13.03cm">
          <text:p/>
        </draw:line>
        <draw:frame draw:style-name="gr16" draw:text-style-name="P6" draw:layer="layout" svg:width="1.88cm" svg:height="1.461cm" svg:x="10.245cm" svg:y="13.024cm">
          <draw:text-box>
            <text:p text:style-name="P5"><text:span text:style-name="T1">8</text:span><text:span text:style-name="T1">5</text:span></text:p>
          </draw:text-box>
        </draw:frame>
        <draw:frame draw:style-name="gr17" draw:text-style-name="P6" draw:layer="layout" svg:width="1.879cm" svg:height="1.461cm" svg:x="12.044cm" svg:y="13.024cm">
          <draw:text-box>
            <text:p text:style-name="P5"><text:span text:style-name="T1">9</text:span><text:span text:style-name="T1">0</text:span></text:p>
          </draw:text-box>
        </draw:frame>
        <draw:polygon draw:style-name="gr1" draw:text-style-name="P1" draw:layer="layout" svg:width="0.096cm" svg:height="0cm" svg:x="2.678cm" svg:y="12.336cm" svg:viewBox="0 0 97 0" draw:points="97,0 0,0">
          <text:p/>
        </draw:polygon>
        <draw:line draw:style-name="gr6" draw:text-style-name="P4" draw:layer="layout" svg:x1="2.775cm" svg:y1="12.336cm" svg:x2="2.678cm" svg:y2="12.336cm">
          <text:p/>
        </draw:line>
        <draw:polygon draw:style-name="gr1" draw:text-style-name="P1" draw:layer="layout" svg:width="0.096cm" svg:height="0cm" svg:x="2.678cm" svg:y="10.664cm" svg:viewBox="0 0 97 0" draw:points="97,0 0,0">
          <text:p/>
        </draw:polygon>
        <draw:line draw:style-name="gr6" draw:text-style-name="P4" draw:layer="layout" svg:x1="2.775cm" svg:y1="10.664cm" svg:x2="2.678cm" svg:y2="10.664cm">
          <text:p/>
        </draw:line>
        <draw:frame draw:style-name="gr18" draw:text-style-name="P6" draw:layer="layout" svg:width="0.748cm" svg:height="1.233cm" svg:x="1.989cm" svg:y="11.753cm">
          <draw:text-box>
            <text:p text:style-name="P5"><text:span text:style-name="T1">0</text:span></text:p>
          </draw:text-box>
        </draw:frame>
        <draw:polygon draw:style-name="gr1" draw:text-style-name="P1" draw:layer="layout" svg:width="0.096cm" svg:height="0cm" svg:x="2.678cm" svg:y="8.993cm" svg:viewBox="0 0 97 0" draw:points="97,0 0,0">
          <text:p/>
        </draw:polygon>
        <draw:line draw:style-name="gr6" draw:text-style-name="P4" draw:layer="layout" svg:x1="2.775cm" svg:y1="8.993cm" svg:x2="2.678cm" svg:y2="8.993cm">
          <text:p/>
        </draw:line>
        <draw:frame draw:style-name="gr19" draw:text-style-name="P6" draw:layer="layout" svg:width="0.748cm" svg:height="1.233cm" svg:x="1.989cm" svg:y="10.066cm">
          <draw:text-box>
            <text:p text:style-name="P5"><text:span text:style-name="T1">2</text:span></text:p>
          </draw:text-box>
        </draw:frame>
        <draw:polygon draw:style-name="gr1" draw:text-style-name="P1" draw:layer="layout" svg:width="0.096cm" svg:height="0cm" svg:x="2.678cm" svg:y="7.322cm" svg:viewBox="0 0 97 0" draw:points="97,0 0,0">
          <text:p/>
        </draw:polygon>
        <draw:line draw:style-name="gr6" draw:text-style-name="P4" draw:layer="layout" svg:x1="2.775cm" svg:y1="7.322cm" svg:x2="2.678cm" svg:y2="7.322cm">
          <text:p/>
        </draw:line>
        <draw:frame draw:style-name="gr20" draw:text-style-name="P6" draw:layer="layout" svg:width="0.748cm" svg:height="1.461cm" svg:x="1.989cm" svg:y="8.388cm">
          <draw:text-box>
            <text:p text:style-name="P5"><text:span text:style-name="T1">4</text:span></text:p>
          </draw:text-box>
        </draw:frame>
        <draw:polygon draw:style-name="gr1" draw:text-style-name="P1" draw:layer="layout" svg:width="0.096cm" svg:height="0cm" svg:x="2.678cm" svg:y="5.65cm" svg:viewBox="0 0 97 0" draw:points="97,0 0,0">
          <text:p/>
        </draw:polygon>
        <draw:line draw:style-name="gr6" draw:text-style-name="P4" draw:layer="layout" svg:x1="2.775cm" svg:y1="5.65cm" svg:x2="2.678cm" svg:y2="5.65cm">
          <text:p/>
        </draw:line>
        <draw:frame draw:style-name="gr20" draw:text-style-name="P6" draw:layer="layout" svg:width="0.748cm" svg:height="1.461cm" svg:x="1.989cm" svg:y="6.745cm">
          <draw:text-box>
            <text:p text:style-name="P5"><text:span text:style-name="T1">6</text:span></text:p>
          </draw:text-box>
        </draw:frame>
        <draw:polygon draw:style-name="gr1" draw:text-style-name="P1" draw:layer="layout" svg:width="0.096cm" svg:height="0cm" svg:x="2.678cm" svg:y="3.979cm" svg:viewBox="0 0 97 0" draw:points="97,0 0,0">
          <text:p/>
        </draw:polygon>
        <draw:line draw:style-name="gr6" draw:text-style-name="P4" draw:layer="layout" svg:x1="2.775cm" svg:y1="3.979cm" svg:x2="2.678cm" svg:y2="3.979cm">
          <text:p/>
        </draw:line>
        <draw:frame draw:style-name="gr20" draw:text-style-name="P6" draw:layer="layout" svg:width="0.748cm" svg:height="1.461cm" svg:x="1.989cm" svg:y="5.003cm">
          <draw:text-box>
            <text:p text:style-name="P5"><text:span text:style-name="T1">8</text:span></text:p>
          </draw:text-box>
        </draw:frame>
        <draw:polygon draw:style-name="gr1" draw:text-style-name="P1" draw:layer="layout" svg:width="0.096cm" svg:height="0cm" svg:x="2.678cm" svg:y="2.307cm" svg:viewBox="0 0 97 0" draw:points="97,0 0,0">
          <text:p/>
        </draw:polygon>
        <draw:line draw:style-name="gr6" draw:text-style-name="P4" draw:layer="layout" svg:x1="2.775cm" svg:y1="2.307cm" svg:x2="2.678cm" svg:y2="2.307cm">
          <text:p/>
        </draw:line>
        <draw:frame draw:style-name="gr21" draw:text-style-name="P6" draw:layer="layout" svg:width="1.496cm" svg:height="1.461cm" svg:x="1.287cm" svg:y="3.224cm">
          <draw:text-box>
            <text:p text:style-name="P5"><text:span text:style-name="T1">1</text:span><text:span text:style-name="T1">0</text:span></text:p>
          </draw:text-box>
        </draw:frame>
        <draw:frame draw:style-name="gr21" draw:text-style-name="P6" draw:layer="layout" svg:width="1.496cm" svg:height="1.461cm" svg:x="1.287cm" svg:y="1.528cm">
          <draw:text-box>
            <text:p text:style-name="P5"><text:span text:style-name="T1">1</text:span><text:span text:style-name="T1">2</text:span></text:p>
          </draw:text-box>
        </draw:frame>
        <draw:line draw:style-name="gr13" draw:text-style-name="P4" draw:layer="layout" svg:x1="2.776cm" svg:y1="12.884cm" svg:x2="2.828cm" svg:y2="0.54cm">
          <text:p/>
        </draw:line>
        <draw:line draw:style-name="gr13" draw:text-style-name="P4" draw:layer="layout" svg:x1="2.776cm" svg:y1="12.894cm" svg:x2="13.998cm" svg:y2="12.895cm">
          <text:p/>
        </draw:line>
        <draw:path draw:style-name="gr3" draw:text-style-name="P3" draw:layer="layout" svg:width="0.321cm" svg:height="0.512cm" svg:x="11.657cm" svg:y="3.77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11.24cm" svg:y="5.654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10.613cm" svg:y="7.068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10.167cm" svg:y="8.167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9.749cm" svg:y="8.952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9.017cm" svg:y="9.737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8.076cm" svg:y="10.208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6.82cm" svg:y="10.679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5.774cm" svg:y="10.993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4.414cm" svg:y="11.622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3.578cm" svg:y="11.779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3.369cm" svg:y="12.093cm" svg:viewBox="0 0 322 513" svg:d="M160 513c44 0 85-26 115-75 30-47 47-113 47-180 0-70-17-134-47-183-30-47-71-75-115-75-42 0-83 28-112 75-31 49-48 113-48 183 0 67 17 133 48 180 29 49 70 75 112 75z">
          <text:p/>
        </draw:path>
        <draw:path draw:style-name="gr3" draw:text-style-name="P3" draw:layer="layout" svg:width="0.321cm" svg:height="0.512cm" svg:x="3.37cm" svg:y="12.093cm" svg:viewBox="0 0 322 513" svg:d="M160 513c44 0 85-26 115-75 30-47 47-113 47-180 0-70-17-134-47-183-30-47-71-75-115-75-42 0-83 28-112 75-31 49-48 113-48 183 0 67 17 133 48 180 29 49 70 75 112 75z">
          <text:p/>
        </draw:path>
        <draw:polyline draw:style-name="gr12" draw:text-style-name="P4" draw:layer="layout" svg:width="8.993cm" svg:height="10.052cm" svg:x="3.225cm" svg:y="2.33cm" svg:viewBox="0 0 8994 10053" draw:points="0,10053 91,10029 182,10003 272,9975 363,9945 454,9913 544,9880 636,9846 727,9813 818,9775 909,9739 1000,9701 1090,9664 1181,9624 1272,9587 1362,9547 1453,9510 1544,9470 1635,9431 1725,9394 1817,9356 1908,9318 1999,9280 2090,9244 2181,9210 2271,9174 2362,9139 2454,9105 2544,9072 2635,9039 2726,9007 2816,8974 2908,8944 2999,8913 3090,8885 3180,8855 3271,8827 3362,8798 3453,8770 3544,8742 3634,8715 3725,8687 3816,8660 3907,8632 3997,8604 4089,8577 4180,8547 4270,8517 4361,8489 4452,8458 4543,8425 4633,8392 4724,8357 4815,8321 4906,8282 4997,8242 5088,8200 5178,8155 5270,8107 5361,8057 5451,8004 5542,7947 5633,7886 5723,7822 5814,7754 5905,7680 5996,7602 6087,7519 6178,7431 6269,7336 6359,7236 6451,7131 6542,7018 6632,6897 6723,6770 6814,6635 6904,6492 6995,6341 7086,6179 7177,6010 7267,5831 7358,5641 7449,5441 7541,5231 7632,5009 7723,4774 7813,4529 7904,4270 7995,3998 8085,3714 8176,3412 8267,3100 8357,2768 8448,2425 8539,2063 8630,1687 8722,1292 8813,879 8904,449 8994,0">
          <text:p/>
        </draw:polyline>
        <draw:line draw:style-name="gr2" draw:text-style-name="P2" draw:layer="layout" svg:x1="13.589cm" svg:y1="5.286cm" svg:x2="7.181cm" svg:y2="12.193cm">
          <text:p/>
        </draw:line>
        <draw:line draw:style-name="gr2" draw:text-style-name="P2" draw:layer="layout" svg:x1="24.003cm" svg:y1="9.398cm" svg:x2="18.923cm" svg:y2="11.684cm">
          <text:p/>
        </draw:line>
        <draw:line draw:style-name="gr2" draw:text-style-name="P2" draw:layer="layout" svg:x1="27.813cm" svg:y1="4.953cm" svg:x2="19.233cm" svg:y2="12.793cm">
          <text:p/>
        </draw:line>
        <draw:frame draw:style-name="gr22" draw:text-style-name="P10" draw:layer="layout" svg:width="1.227cm" svg:height="1.391cm" svg:x="7.692cm" svg:y="14.113cm">
          <draw:text-box>
            <text:p text:style-name="P9"><text:span text:style-name="T3">p</text:span><text:span text:style-name="T3">x</text:span></text:p>
          </draw:text-box>
        </draw:frame>
        <draw:frame draw:style-name="gr23" draw:text-style-name="P11" draw:layer="layout" svg:width="2.646cm" svg:height="1.424cm" draw:transform="rotate (1.5707963267949) translate (13.87cm 8.55cm)">
          <draw:text-box>
            <text:p text:style-name="P5"><text:span text:style-name="T4">F(N)</text:span></text:p>
          </draw:text-box>
        </draw:frame>
        <draw:polygon draw:style-name="gr1" draw:text-style-name="P1" draw:layer="layout" svg:width="0cm" svg:height="0.136cm" svg:x="15.386cm" svg:y="3.471cm" svg:viewBox="0 0 0 137" draw:points="0,0 0,137">
          <text:p/>
        </draw:polygon>
        <draw:polygon draw:style-name="gr1" draw:text-style-name="P1" draw:layer="layout" svg:width="0.096cm" svg:height="0cm" svg:x="16.195cm" svg:y="2.297cm" svg:viewBox="0 0 97 0" draw:points="97,0 0,0">
          <text:p/>
        </draw:polygon>
        <draw:line draw:style-name="gr6" draw:text-style-name="P4" draw:layer="layout" svg:x1="16.292cm" svg:y1="2.297cm" svg:x2="16.195cm" svg:y2="2.297cm">
          <text:p/>
        </draw:line>
        <draw:frame draw:style-name="gr24" draw:text-style-name="P6" draw:layer="layout" svg:width="1.496cm" svg:height="1.443cm" svg:x="14.804cm" svg:y="1.528cm">
          <draw:text-box>
            <text:p text:style-name="P5"><text:span text:style-name="T1">1</text:span><text:span text:style-name="T1">2</text:span></text:p>
          </draw:text-box>
        </draw:frame>
        <draw:polygon draw:style-name="gr1" draw:text-style-name="P1" draw:layer="layout" svg:width="0.096cm" svg:height="0cm" svg:x="12.379cm" svg:y="12.337cm" svg:viewBox="0 0 97 0" draw:points="97,0 0,0">
          <text:p/>
        </draw:polygon>
        <draw:polygon draw:style-name="gr1" draw:text-style-name="P1" draw:layer="layout" svg:width="0.096cm" svg:height="0cm" svg:x="12.379cm" svg:y="10.665cm" svg:viewBox="0 0 97 0" draw:points="97,0 0,0">
          <text:p/>
        </draw:polygon>
        <draw:polygon draw:style-name="gr1" draw:text-style-name="P1" draw:layer="layout" svg:width="0.096cm" svg:height="0cm" svg:x="12.379cm" svg:y="8.994cm" svg:viewBox="0 0 97 0" draw:points="97,0 0,0">
          <text:p/>
        </draw:polygon>
        <draw:polygon draw:style-name="gr1" draw:text-style-name="P1" draw:layer="layout" svg:width="0.096cm" svg:height="0cm" svg:x="12.379cm" svg:y="7.323cm" svg:viewBox="0 0 97 0" draw:points="97,0 0,0">
          <text:p/>
        </draw:polygon>
        <draw:polygon draw:style-name="gr1" draw:text-style-name="P1" draw:layer="layout" svg:width="0.096cm" svg:height="0cm" svg:x="12.379cm" svg:y="5.651cm" svg:viewBox="0 0 97 0" draw:points="97,0 0,0">
          <text:p/>
        </draw:polygon>
        <draw:polygon draw:style-name="gr1" draw:text-style-name="P1" draw:layer="layout" svg:width="0.096cm" svg:height="0cm" svg:x="16.179cm" svg:y="12.337cm" svg:viewBox="0 0 97 0" draw:points="97,0 0,0">
          <text:p/>
        </draw:polygon>
        <draw:polygon draw:style-name="gr1" draw:text-style-name="P1" draw:layer="layout" svg:width="0.096cm" svg:height="0cm" svg:x="16.179cm" svg:y="10.665cm" svg:viewBox="0 0 97 0" draw:points="97,0 0,0">
          <text:p/>
        </draw:polygon>
        <draw:frame draw:style-name="gr18" draw:text-style-name="P6" draw:layer="layout" svg:width="0.748cm" svg:height="1.233cm" svg:x="15.49cm" svg:y="11.754cm">
          <draw:text-box>
            <text:p text:style-name="P5"><text:span text:style-name="T1">0</text:span></text:p>
          </draw:text-box>
        </draw:frame>
        <draw:polygon draw:style-name="gr1" draw:text-style-name="P1" draw:layer="layout" svg:width="0.096cm" svg:height="0cm" svg:x="16.179cm" svg:y="8.994cm" svg:viewBox="0 0 97 0" draw:points="97,0 0,0">
          <text:p/>
        </draw:polygon>
        <draw:frame draw:style-name="gr19" draw:text-style-name="P6" draw:layer="layout" svg:width="0.748cm" svg:height="1.233cm" svg:x="15.49cm" svg:y="10.067cm">
          <draw:text-box>
            <text:p text:style-name="P5"><text:span text:style-name="T1">2</text:span></text:p>
          </draw:text-box>
        </draw:frame>
        <draw:polygon draw:style-name="gr1" draw:text-style-name="P1" draw:layer="layout" svg:width="0.096cm" svg:height="0cm" svg:x="16.179cm" svg:y="7.323cm" svg:viewBox="0 0 97 0" draw:points="97,0 0,0">
          <text:p/>
        </draw:polygon>
        <draw:frame draw:style-name="gr20" draw:text-style-name="P6" draw:layer="layout" svg:width="0.748cm" svg:height="1.461cm" svg:x="15.49cm" svg:y="8.389cm">
          <draw:text-box>
            <text:p text:style-name="P5"><text:span text:style-name="T1">4</text:span></text:p>
          </draw:text-box>
        </draw:frame>
        <draw:polygon draw:style-name="gr1" draw:text-style-name="P1" draw:layer="layout" svg:width="0.096cm" svg:height="0cm" svg:x="16.179cm" svg:y="5.651cm" svg:viewBox="0 0 97 0" draw:points="97,0 0,0">
          <text:p/>
        </draw:polygon>
        <draw:frame draw:style-name="gr20" draw:text-style-name="P6" draw:layer="layout" svg:width="0.748cm" svg:height="1.461cm" svg:x="15.49cm" svg:y="6.746cm">
          <draw:text-box>
            <text:p text:style-name="P5"><text:span text:style-name="T1">6</text:span></text:p>
          </draw:text-box>
        </draw:frame>
        <draw:frame draw:style-name="gr20" draw:text-style-name="P6" draw:layer="layout" svg:width="0.748cm" svg:height="1.461cm" svg:x="15.49cm" svg:y="5.004cm">
          <draw:text-box>
            <text:p text:style-name="P5"><text:span text:style-name="T1">8</text:span></text:p>
          </draw:text-box>
        </draw:frame>
        <draw:frame draw:style-name="gr23" draw:text-style-name="P11" draw:layer="layout" svg:width="2.646cm" svg:height="1.424cm" draw:transform="rotate (1.5707963267949) translate (0.87cm 8.55cm)">
          <draw:text-box>
            <text:p text:style-name="P5"><text:span text:style-name="T4">F</text:span><text:span text:style-name="T4">(</text:span><text:span text:style-name="T4">N</text:span><text:span text:style-name="T4">)</text:span></text:p>
          </draw:text-box>
        </draw:frame>
        <draw:frame draw:style-name="gr25" draw:text-style-name="P12" draw:layer="layout" svg:width="9.525cm" svg:height="6.898cm" svg:x="16.637cm" svg:y="0.381cm">
          <draw:text-box>
            <text:p><text:span text:style-name="T5">derivative: 0 </text:span><text:span text:style-name="T5">0.1533772758722301</text:span><text:span text:style-name="T5">3</text:span></text:p>
            <text:p><text:span text:style-name="T5">derivative: 1 </text:span><text:span text:style-name="T5">0.3183246498968534</text:span></text:p>
            <text:p><text:span text:style-name="T5">derivative: 2 </text:span><text:span text:style-name="T5">0.4226532439214336</text:span><text:span text:style-name="T5">6</text:span></text:p>
            <text:p><text:span text:style-name="T5">derivative: 3 </text:span><text:span text:style-name="T5">0.4905108979461614</text:span><text:span text:style-name="T5">3</text:span></text:p>
            <text:p><text:span text:style-name="T5">derivative: 4 </text:span><text:span text:style-name="T5">0.5460454519710112</text:span></text:p>
            <text:p><text:span text:style-name="T5">derivative: 5 </text:span><text:span text:style-name="T5">0.6134047459953607</text:span></text:p>
            <text:p><text:span text:style-name="T5">derivative: 6 </text:span><text:span text:style-name="T5">0.716736620020475</text:span></text:p>
            <text:p><text:span text:style-name="T5">derivative: 7 </text:span><text:span text:style-name="T5">0.880188914045954</text:span></text:p>
            <text:p><text:span text:style-name="T5">derivative: 8 </text:span><text:span text:style-name="T5">1.127909468069177</text:span></text:p>
            <text:p><text:span text:style-name="T5">derivative: 9 </text:span><text:span text:style-name="T5">1.4840461220928525</text:span></text:p>
            <text:p><text:span text:style-name="T5">derivative: 10 </text:span><text:span text:style-name="T5">1.9727467161176904</text:span></text:p>
          </draw:text-box>
        </draw:frame>
        <draw:frame draw:style-name="gr7" draw:text-style-name="P6" draw:layer="layout" svg:width="0.847cm" svg:height="1.461cm" svg:x="20.156cm" svg:y="13.025cm">
          <draw:text-box>
            <text:p text:style-name="P5"><text:span text:style-name="T1">4</text:span></text:p>
          </draw:text-box>
        </draw:frame>
        <draw:frame draw:style-name="gr7" draw:text-style-name="P6" draw:layer="layout" svg:width="0.847cm" svg:height="1.461cm" svg:x="23.757cm" svg:y="13.026cm">
          <draw:text-box>
            <text:p text:style-name="P5"><text:span text:style-name="T1">8</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19T21:20:23.345946330</dc:date>
    <meta:editing-duration>PT19H37M21S</meta:editing-duration>
    <meta:editing-cycles>5</meta:editing-cycles>
    <meta:generator>LibreOffice/6.0.7.3$Linux_X86_64 LibreOffice_project/00m0$Build-3</meta:generator>
    <meta:document-statistic meta:object-count="143"/>
  </office:meta>
</office:document-meta>
</file>